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paragraph-rsid="0036b9cb"/>
    </style:style>
    <style:style style:name="P31" style:family="paragraph" style:parent-style-name="Text_20_body">
      <style:text-properties officeooo:rsid="0036b9cb" officeooo:paragraph-rsid="0036b9cb"/>
    </style:style>
    <style:style style:name="P32" style:family="paragraph" style:parent-style-name="Text_20_body">
      <style:text-properties officeooo:rsid="0036b9cb" officeooo:paragraph-rsid="003a178f"/>
    </style:style>
    <style:style style:name="P33" style:family="paragraph" style:parent-style-name="Text_20_body">
      <style:text-properties officeooo:paragraph-rsid="003a178f"/>
    </style:style>
    <style:style style:name="P34" style:family="paragraph" style:parent-style-name="Text_20_body">
      <style:text-properties officeooo:paragraph-rsid="003a7cc2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1" style:master-page-name="Cos">
      <style:paragraph-properties fo:text-align="center" style:justify-single-word="false" style:page-number="auto"/>
    </style:style>
    <style:style style:name="P37" style:family="paragraph" style:parent-style-name="Heading_20_1">
      <style:paragraph-properties fo:break-before="page"/>
      <style:text-properties officeooo:rsid="002c4ece" officeooo:paragraph-rsid="002c4ece"/>
    </style:style>
    <style:style style:name="P38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39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0" style:family="paragraph" style:parent-style-name="Text_20_body">
      <style:text-properties officeooo:rsid="00350403" officeooo:paragraph-rsid="0036b9cb"/>
    </style:style>
    <style:style style:name="P41" style:family="paragraph" style:parent-style-name="Text_20_body">
      <style:text-properties officeooo:rsid="00350403" officeooo:paragraph-rsid="003a178f"/>
    </style:style>
    <style:style style:name="P42" style:family="paragraph" style:parent-style-name="Text_20_body">
      <style:text-properties officeooo:paragraph-rsid="003a7cc2"/>
    </style:style>
    <style:style style:name="P43" style:family="paragraph" style:parent-style-name="Text_20_body">
      <style:text-properties officeooo:paragraph-rsid="0036b9cb"/>
    </style:style>
    <style:style style:name="P44" style:family="paragraph" style:parent-style-name="Text_20_body">
      <style:text-properties officeooo:rsid="003b16a1" officeooo:paragraph-rsid="003b16a1"/>
    </style:style>
    <style:style style:name="P45" style:family="paragraph" style:parent-style-name="Text_20_body">
      <style:text-properties officeooo:rsid="0036b9cb" officeooo:paragraph-rsid="0036b9cb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officeooo:rsid="003b16a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047581047" text:style-name="Outline">
        <text:list-header>
          <text:h text:style-name="P3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1421_3940995463" text:style-name="Index_20_Link" text:visited-style-name="Index_20_Link">Control de versions del document<text:tab/>2</text:a></text:p>
          <text:p text:style-name="P35"><text:a xlink:type="simple" xlink:href="#__RefHeading___Toc21295_3940995463" text:style-name="Index_20_Link" text:visited-style-name="Index_20_Link">1. Versió 1.4.14<text:tab/>4</text:a></text:p>
          <text:p text:style-name="P35"><text:a xlink:type="simple" xlink:href="#__RefHeading___Toc550_3813171400" text:style-name="Index_20_Link" text:visited-style-name="Index_20_Link">2. Versió 1.4.15<text:tab/>5</text:a></text:p>
          <text:p text:style-name="P35"><text:a xlink:type="simple" xlink:href="#__RefHeading___Toc552_3813171400" text:style-name="Index_20_Link" text:visited-style-name="Index_20_Link">3. Versió 1.4.16<text:tab/>6</text:a></text:p>
        </text:index-body>
      </text:table-of-content>
      <text:p text:style-name="P5"/>
      <text:list xml:id="list114642211461818" text:continue-numbering="true" text:style-name="Outline">
        <text:list-item>
          <text:h text:style-name="P37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14640335296880" text:continue-numbering="true" text:style-name="Outline">
        <text:list-item>
          <text:h text:style-name="P38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14641041036693" text:continue-numbering="true" text:style-name="Outline">
        <text:list-item>
          <text:h text:style-name="P39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0"><text:span text:style-name="T4">Data</text:span>: </text:p>
      <text:p text:style-name="P30"><text:span text:style-name="T13">05</text:span>/<text:span text:style-name="T13">03</text:span>/201<text:span text:style-name="T13">9</text:span></text:p>
      <text:p text:style-name="P30"><text:span text:style-name="T4">Resum</text:span>:</text:p>
      <text:p text:style-name="P30"><text:span text:style-name="T18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44">58: Resolució d’error a l’hora de editar el formulari d’un servei.</text:p>
      <text:p text:style-name="P30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8">8</text:span></text:p>
          </table:table-cell>
          <table:table-cell table:style-name="Tabla1.B2" office:value-type="string">
            <text:p text:style-name="P34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0"/>
      <text:p text:style-name="P30"><text:span text:style-name="T4">Base de dades</text:span>:</text:p>
      <text:p text:style-name="P30">Sense canvis</text:p>
      <text:p text:style-name="P30"><text:span text:style-name="T6">Paràmetres de configuració</text:span><text:span text:style-name="T3">:</text:span></text:p>
      <text:p text:style-name="P31">Sense canvis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5-17T11:46:39.884000024">17/05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H1M54S</meta:editing-duration>
    <meta:editing-cycles>23</meta:editing-cycles>
    <meta:generator>LibreOffice/5.3.4.2$Windows_X86_64 LibreOffice_project/f82d347ccc0be322489bf7da61d7e4ad13fe2ff3</meta:generator>
    <dc:date>2019-05-17T11:46:38.595000000</dc:date>
    <meta:document-statistic meta:table-count="9" meta:image-count="0" meta:object-count="0" meta:page-count="6" meta:paragraph-count="91" meta:word-count="368" meta:character-count="2525" meta:non-whitespace-character-count="2242"/>
  </office:meta>
</office:document-meta>
</file>